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port (</text:span><text:span text:style-name="T2">nom_sport</text:span><text:span text:style-name="T3">)</text:span></text:p>
      <text:p text:style-name="P1"><text:span text:style-name="T3">Pratique (</text:span><text:span text:style-name="T4">date, #id_utilisateur, #nom_sport</text:span><text:span text:style-name="T5">, nom_exercice)</text:span></text:p>
      <text:p text:style-name="P1"><text:span text:style-name="T5">Utilisateur (</text:span><text:span text:style-name="T6">id_utilisateur</text:span><text:span text:style-name="T7">, nom, prenom, date_naissance)</text:span></text:p>
      <text:p text:style-name="P1"><text:span text:style-name="T7">Donnees_physiques (</text:span><text:span text:style-name="T8">date, #id_utilisateur</text:span><text:span text:style-name="T9">, poids, tour_taille, tour_bassin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